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Preformatted_20_Text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3"/>
    <style:style style:name="P8" style:family="paragraph" style:parent-style-name="Heading_20_3">
      <style:paragraph-properties fo:margin-top="0cm" fo:margin-bottom="0.247cm" style:contextual-spacing="false" fo:line-height="115%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>
      <style:paragraph-properties fo:margin-top="0cm" fo:margin-bottom="0.247cm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 Académico (Mestrado)</text:h>
      <text:h text:style-name="P2" text:outline-level="2">Implementação do Jogo “Quem Quer Ser Milionário” em Prolog</text:h>
      <text:p text:style-name="P3"/>
      <text:h text:style-name="P2" text:outline-level="2">1. Introdução</text:h>
      <text:p text:style-name="Text_20_body">Este relatório enquadra-se no contexto de um <text:span text:style-name="Strong_20_Emphasis">curso de Mestrado</text:span>, exigindo um maior rigor conceptual, técnico e metodológico, tanto na análise das decisões de implementação como na fundamentação teórica subjacente às opções adotadas.</text:p>
      <text:p text:style-name="Text_20_body">O presente trabalho académico tem como objetivo demonstrar a aplicação prática da <text:span text:style-name="Strong_20_Emphasis">programação lógica em Prolog</text:span>, recorrendo ao desenvolvimento de uma versão do jogo <text:span text:style-name="Strong_20_Emphasis">“Quem Quer Ser Milionário”</text:span>. O projeto integra conceitos fundamentais de lógica formal, inferência lógica, programação declarativa e ainda a criação de uma interface de utilizador em <text:span text:style-name="Strong_20_Emphasis">modo consola</text:span> e <text:span text:style-name="Strong_20_Emphasis">modo web</text:span>, através de um <text:span text:style-name="Strong_20_Emphasis">servidor HTTP</text:span>.</text:p>
      <text:p text:style-name="Text_20_body">Este trabalho foi desenvolvido utilizando <text:span text:style-name="Strong_20_Emphasis">SWI-Prolog</text:span>, explorando tanto as capacidades clássicas da linguagem como funcionalidades modernas, tais como serviços web e comunicação em formato JSON.</text:p>
      <text:p text:style-name="P3"/>
      <text:h text:style-name="P2" text:outline-level="2">2. Objetivos do Projeto</text:h>
      <text:p text:style-name="Text_20_body">Os principais objetivos deste projeto são:</text:p>
      <text:list text:style-name="L1">
        <text:list-item>
          <text:p text:style-name="P4">Aplicar programação lógica na resolução de um problema real</text:p>
        </text:list-item>
        <text:list-item>
          <text:p text:style-name="P4">Implementar regras de inferência lógica (Modus Ponens e Modus Tollens)</text:p>
        </text:list-item>
        <text:list-item>
          <text:p text:style-name="P4">Utilizar factos e predicados dinâmicos</text:p>
        </text:list-item>
        <text:list-item>
          <text:p text:style-name="P4">Desenvolver um jogo interativo em modo consola</text:p>
        </text:list-item>
        <text:list-item>
          <text:p text:style-name="P4">Criar uma API REST em Prolog</text:p>
        </text:list-item>
        <text:list-item>
          <text:p text:style-name="P4">Integrar um frontend web com backend em Prolog</text:p>
        </text:list-item>
      </text:list>
      <text:p text:style-name="P3"/>
      <text:h text:style-name="P2" text:outline-level="2">3. Estrutura Geral do Sistema</text:h>
      <text:p text:style-name="Text_20_body">O sistema encontra-se dividido em vários componentes:</text:p>
      <text:list text:style-name="L2">
        <text:list-item>
          <text:p text:style-name="P5"><text:span text:style-name="Strong_20_Emphasis">Base de conhecimento</text:span>: perguntas do jogo</text:p>
        </text:list-item>
        <text:list-item>
          <text:p text:style-name="P5"><text:span text:style-name="Strong_20_Emphasis">Motor lógico</text:span>: inferência baseada no estado do jogador</text:p>
        </text:list-item>
        <text:list-item>
          <text:p text:style-name="P5"><text:span text:style-name="Strong_20_Emphasis">Interface de consola</text:span>: interação textual com o utilizador</text:p>
        </text:list-item>
        <text:list-item>
          <text:p text:style-name="P5"><text:span text:style-name="Strong_20_Emphasis">Servidor HTTP</text:span>: comunicação com o frontend web</text:p>
        </text:list-item>
        <text:list-item>
          <text:p text:style-name="P5"><text:span text:style-name="Strong_20_Emphasis">API REST</text:span>: endpoints para perguntas e validação de respostas</text:p>
        </text:list-item>
      </text:list>
      <text:p text:style-name="P3"><text:soft-page-break/></text:p>
      <text:h text:style-name="P2" text:outline-level="2">4. Importação de Módulos</text:h>
      <text:p text:style-name="Text_20_body">O código recorre a vários módulos da biblioteca padrão do SWI-Prolog:</text:p>
      <text:p text:style-name="P6"><text:span text:style-name="Source_20_Text">:- use_module(perguntas).</text:span></text:p>
      <text:p text:style-name="P6"><text:span text:style-name="Source_20_Text">:- use_module(library(random)).</text:span></text:p>
      <text:p text:style-name="P6"><text:span text:style-name="Source_20_Text">:- use_module(library(lists)).</text:span></text:p>
      <text:list text:style-name="L3">
        <text:list-item>
          <text:p text:style-name="P7">O módulo <text:span text:style-name="Source_20_Text">perguntas</text:span> contém a base de conhecimento com os factos <text:span text:style-name="Source_20_Text">pergunta/6</text:span></text:p>
        </text:list-item>
        <text:list-item>
          <text:p text:style-name="P7">O módulo <text:span text:style-name="Source_20_Text">random</text:span> permite a geração aleatória de perguntas</text:p>
        </text:list-item>
        <text:list-item>
          <text:p text:style-name="P7">O módulo <text:span text:style-name="Source_20_Text">lists</text:span> disponibiliza predicados auxiliares para manipulação de listas</text:p>
        </text:list-item>
      </text:list>
      <text:p text:style-name="Text_20_body">Adicionalmente, são importados módulos HTTP que permitem a criação de um servidor web e a troca de dados em formato JSON.</text:p>
      <text:p text:style-name="P3"/>
      <text:h text:style-name="P2" text:outline-level="2">5. Configuração do Servidor HTTP</text:h>
      <text:p text:style-name="Text_20_body">O servidor HTTP é configurado através dos seguintes módulos:</text:p>
      <text:p text:style-name="P6"><text:span text:style-name="Source_20_Text">:- use_module(library(http/thread_httpd)).</text:span></text:p>
      <text:p text:style-name="P6"><text:span text:style-name="Source_20_Text">:- use_module(library(http/http_dispatch)).</text:span></text:p>
      <text:p text:style-name="P6"><text:span text:style-name="Source_20_Text">:- use_module(library(http/http_parameters)).</text:span></text:p>
      <text:p text:style-name="P6"><text:span text:style-name="Source_20_Text">:- use_module(library(http/http_json)).</text:span></text:p>
      <text:p text:style-name="Text_20_body">O sistema suporta <text:span text:style-name="Strong_20_Emphasis">CORS</text:span>, permitindo que o frontend web comunique com a API independentemente da origem.</text:p>
      <text:p text:style-name="P3"/>
      <text:h text:style-name="P2" text:outline-level="2">6. Estado Lógico e Factos Dinâmicos</text:h>
      <text:p text:style-name="P6"><text:span text:style-name="Source_20_Text">:- dynamic jogador_acertou/0.</text:span></text:p>
      <text:p text:style-name="P6"><text:span text:style-name="Source_20_Text">:- dynamic jogador_errou/0.</text:span></text:p>
      <text:p text:style-name="Text_20_body">Estes predicados representam o estado do jogador e são modificados dinamicamente durante a execução do jogo, permitindo a aplicação de inferência lógica.</text:p>
      <text:p text:style-name="P3"/>
      <text:h text:style-name="P2" text:outline-level="2">7. Inferência Lógica</text:h>
      <text:p text:style-name="Text_20_body">A inferência lógica é baseada na seguinte regra:</text:p>
      <text:p text:style-name="P6"><text:span text:style-name="Source_20_Text">implica(resposta_certa, progresso).</text:span></text:p>
      <text:h text:style-name="P8" text:outline-level="3">7.1 Modus Ponens</text:h>
      <text:p text:style-name="Text_20_body">Se o jogador acertar a resposta, o sistema conclui que houve progresso:</text:p>
      <text:p text:style-name="P6"><text:span text:style-name="Source_20_Text">conclusao(progresso).</text:span></text:p>
      <text:h text:style-name="P8" text:outline-level="3"><text:soft-page-break/>7.2 Modus Tollens</text:h>
      <text:p text:style-name="Text_20_body">Caso o jogador erre a resposta, o sistema conclui que não houve progresso:</text:p>
      <text:p text:style-name="P6"><text:span text:style-name="Source_20_Text">conclusao(nao_resposta_certa).</text:span></text:p>
      <text:p text:style-name="Text_20_body">É também incluída uma falácia lógica intencional, com fins académicos, permitindo a análise crítica do raciocínio lógico.</text:p>
      <text:p text:style-name="P3"/>
      <text:h text:style-name="P2" text:outline-level="2">8. Patamares de Segurança</text:h>
      <text:p text:style-name="Text_20_body">O jogo define patamares mínimos garantidos:</text:p>
      <text:p text:style-name="P6"><text:span text:style-name="Source_20_Text">patamar(5, 1000).</text:span></text:p>
      <text:p text:style-name="P6"><text:span text:style-name="Source_20_Text">patamar(10, 5000).</text:span></text:p>
      <text:p text:style-name="Text_20_body">Estes patamares asseguram que o jogador não perde totalmente o prémio após atingir determinados níveis.</text:p>
      <text:p text:style-name="P3"/>
      <text:h text:style-name="P2" text:outline-level="2">9. Geração e Progressão de Perguntas</text:h>
      <text:p text:style-name="Text_20_body">As perguntas encontram-se organizadas por níveis de dificuldade, sendo apresentadas de forma progressiva. Dentro de cada nível, a ordem das perguntas é aleatória, garantindo variedade entre execuções do jogo.</text:p>
      <text:p text:style-name="P3"/>
      <text:h text:style-name="P2" text:outline-level="2">10. Interface em Consola</text:h>
      <text:p text:style-name="Text_20_body">O modo consola apresenta:</text:p>
      <text:list text:style-name="L4">
        <text:list-item>
          <text:p text:style-name="P9">Perguntas e opções</text:p>
        </text:list-item>
        <text:list-item>
          <text:p text:style-name="P9">Feedback imediato ao jogador</text:p>
        </text:list-item>
        <text:list-item>
          <text:p text:style-name="P9">Cores ANSI para melhor experiência visual</text:p>
        </text:list-item>
        <text:list-item>
          <text:p text:style-name="P9">Reprodução de sons consoante os eventos do jogo</text:p>
        </text:list-item>
      </text:list>
      <text:p text:style-name="P3"/>
      <text:h text:style-name="P2" text:outline-level="2">11. API REST</text:h>
      <text:p text:style-name="Text_20_body">O sistema disponibiliza dois endpoints principais:</text:p>
      <text:h text:style-name="P8" text:outline-level="3">11.1 <text:span text:style-name="Source_20_Text">/api/question</text:span></text:h>
      <text:p text:style-name="Text_20_body">Responsável por fornecer uma nova pergunta ao frontend, respeitando a progressão de níveis e evitando perguntas repetidas.</text:p>
      <text:h text:style-name="P8" text:outline-level="3">11.2 <text:span text:style-name="Source_20_Text">/api/check</text:span></text:h>
      <text:p text:style-name="Text_20_body">Responsável por validar a resposta do jogador e devolver o resultado em formato JSON.</text:p>
      <text:p text:style-name="P3"/>
      <text:h text:style-name="P2" text:outline-level="2"><text:soft-page-break/>12. Inicialização Automática</text:h>
      <text:p text:style-name="Text_20_body">O servidor HTTP é iniciado automaticamente aquando do carregamento do ficheiro Prolog:</text:p>
      <text:p text:style-name="P6"><text:span text:style-name="Source_20_Text">:- initialization(iniciar_servidor).</text:span></text:p>
      <text:p text:style-name="P3"/>
      <text:h text:style-name="P2" text:outline-level="2">13. Justificação Detalhada das Opções de Implementação</text:h>
      <text:p text:style-name="Text_20_body">Nesta secção é apresentada a justificação académica e técnica das principais decisões tomadas ao longo do desenvolvimento do código Prolog.</text:p>
      <text:h text:style-name="P8" text:outline-level="3">13.1 Utilização de Módulos</text:h>
      <text:p text:style-name="Text_20_body">A utilização extensiva de módulos (<text:span text:style-name="Source_20_Text">use_module/1</text:span>) tem como principal objetivo a <text:span text:style-name="Strong_20_Emphasis">modularidade</text:span>, <text:span text:style-name="Strong_20_Emphasis">reutilização de código</text:span> e <text:span text:style-name="Strong_20_Emphasis">clareza estrutural</text:span>. O módulo <text:span text:style-name="Source_20_Text">perguntas</text:span> separa a base de conhecimento do restante sistema, respeitando o princípio da separação de responsabilidades. Os módulos <text:span text:style-name="Source_20_Text">random</text:span> e <text:span text:style-name="Source_20_Text">lists</text:span> são essenciais para operações não determinísticas e manipulação eficiente de listas.</text:p>
      <text:p text:style-name="Text_20_body">Os módulos HTTP do SWI-Prolog foram escolhidos por permitirem a criação de um servidor web completo sem recorrer a tecnologias externas, demonstrando a capacidade do Prolog para aplicações modernas.</text:p>
      <text:p text:style-name="P3"/>
      <text:h text:style-name="P8" text:outline-level="3">13.2 Factos Dinâmicos e Estado do Sistema</text:h>
      <text:p text:style-name="Text_20_body">Os predicados dinâmicos <text:span text:style-name="Source_20_Text">jogador_acertou/0</text:span> e <text:span text:style-name="Source_20_Text">jogador_errou/0</text:span> representam o estado lógico do jogo. Esta abordagem foi escolhida por refletir diretamente o paradigma declarativo do Prolog, onde o conhecimento pode ser atualizado dinamicamente à medida que novas informações se tornam verdadeiras ou falsas.</text:p>
      <text:p text:style-name="Text_20_body">A utilização de <text:span text:style-name="Source_20_Text">assertz/1</text:span> e <text:span text:style-name="Source_20_Text">retractall/1</text:span> permite simular memória de curto prazo, necessária para a inferência lógica entre perguntas consecutivas.</text:p>
      <text:p text:style-name="P3"/>
      <text:h text:style-name="P8" text:outline-level="3">13.3 Inferência Lógica</text:h>
      <text:p text:style-name="Text_20_body">A regra <text:span text:style-name="Source_20_Text">implica(resposta_certa, progresso)</text:span> foi introduzida para modelar formalmente o raciocínio lógico subjacente ao jogo. A aplicação do <text:span text:style-name="Strong_20_Emphasis">Modus Ponens</text:span> permite concluir progresso quando uma resposta correta é registada, enquanto o <text:span text:style-name="Strong_20_Emphasis">Modus Tollens</text:span> é utilizado quando ocorre uma resposta errada.</text:p>
      <text:p text:style-name="Text_20_body">A inclusão de uma falácia lógica intencional tem um propósito exclusivamente académico, permitindo discutir limitações e erros comuns em sistemas de inferência.</text:p>
      <text:p text:style-name="P3"/>
      <text:h text:style-name="P8" text:outline-level="3">13.4 Progressão e Patamares de Segurança</text:h>
      <text:p text:style-name="Text_20_body">Os patamares de segurança foram implementados para refletir as regras clássicas do jogo original. A decisão de os representar como factos (<text:span text:style-name="Source_20_Text">patamar/2</text:span>) permite fácil extensão ou modificação das regras, mantendo a flexibilidade do sistema.</text:p>
      <text:p text:style-name="Text_20_body"><text:soft-page-break/>O predicado <text:span text:style-name="Source_20_Text">atualiza_patamar/4</text:span> garante que o jogador mantém sempre o maior patamar atingido, mesmo após respostas incorretas.</text:p>
      <text:p text:style-name="P3"/>
      <text:h text:style-name="P8" text:outline-level="3">13.5 Geração de Perguntas</text:h>
      <text:p text:style-name="Text_20_body">A separação das perguntas por níveis de dificuldade justifica-se pela necessidade de uma progressão controlada. A utilização de <text:span text:style-name="Source_20_Text">random_permutation/2</text:span> garante variabilidade sem comprometer a dificuldade esperada em cada fase do jogo.</text:p>
      <text:p text:style-name="Text_20_body">Esta abordagem combina controlo determinístico (nível) com comportamento não determinístico (ordem das perguntas).</text:p>
      <text:p text:style-name="P3"/>
      <text:h text:style-name="P8" text:outline-level="3">13.6 Interface em Consola</text:h>
      <text:p text:style-name="Text_20_body">A interface em consola foi implementada com fins pedagógicos, permitindo observar diretamente a execução do programa Prolog. O uso de cores ANSI e sons tem como objetivo melhorar a experiência do utilizador e demonstrar integração com o sistema operativo.</text:p>
      <text:p text:style-name="P3"/>
      <text:h text:style-name="P8" text:outline-level="3">13.7 Servidor HTTP e API REST</text:h>
      <text:p text:style-name="Text_20_body">A implementação de um servidor HTTP em Prolog demonstra a versatilidade da linguagem. Os endpoints <text:span text:style-name="Source_20_Text">/api/question</text:span> e <text:span text:style-name="Source_20_Text">/api/check</text:span> seguem princípios REST, utilizando JSON como formato de troca de dados, o que facilita a integração com um frontend web.</text:p>
      <text:p text:style-name="Text_20_body">A ativação de CORS foi necessária para permitir comunicação entre diferentes origens, uma exigência comum em aplicações web modernas.</text:p>
      <text:p text:style-name="P3"/>
      <text:h text:style-name="P8" text:outline-level="3">13.8 Inicialização Automática</text:h>
      <text:p text:style-name="Text_20_body">A utilização do predicado <text:span text:style-name="Source_20_Text">initialization/1</text:span> permite que o servidor seja iniciado automaticamente, simplificando a execução do sistema e reduzindo a necessidade de intervenção manual.</text:p>
      <text:p text:style-name="P3"/>
      <text:h text:style-name="P2" text:outline-level="2">14. Justificação do Código JavaScript e Integração com Prolog</text:h>
      <text:p text:style-name="Text_20_body">Esta secção apresenta a justificação detalhada do código <text:span text:style-name="Strong_20_Emphasis">JavaScript</text:span> responsável pela interface web do jogo e pela comunicação com o backend desenvolvido em <text:span text:style-name="Strong_20_Emphasis">Prolog</text:span>. O ficheiro analisado corresponde à página <text:span text:style-name="Source_20_Text">jogar.html</text:span>, que contém estrutura HTML, estilos CSS e lógica JavaScript fileciteturn0file0.</text:p>
      <text:h text:style-name="P8" text:outline-level="3">14.1 Separação de Responsabilidades</text:h>
      <text:p text:style-name="Text_20_body">O sistema foi concebido segundo uma arquitetura cliente–servidor. O <text:span text:style-name="Strong_20_Emphasis">JavaScript</text:span> é responsável exclusivamente pela interação com o utilizador (interface gráfica, temporizador, ajudas e feedback visual), enquanto o <text:span text:style-name="Strong_20_Emphasis">Prolog</text:span> assume o papel de motor lógico, validação de respostas e gestão das perguntas. Esta separação garante modularidade, clareza e facilidade de manutenção.</text:p>
      <text:p text:style-name="P3"/>
      <text:h text:style-name="P8" text:outline-level="3"><text:soft-page-break/>14.2 Comunicação com o Backend Prolog</text:h>
      <text:p text:style-name="Text_20_body">A comunicação entre o frontend e o backend é realizada através da API REST disponibilizada pelo servidor Prolog, recorrendo à função <text:span text:style-name="Source_20_Text">fetch</text:span>. São utilizados dois endpoints principais:</text:p>
      <text:list text:style-name="L5">
        <text:list-item>
          <text:p text:style-name="P10"><text:span text:style-name="Source_20_Text">/api/question</text:span> – obtenção de novas perguntas</text:p>
        </text:list-item>
        <text:list-item>
          <text:p text:style-name="P10"><text:span text:style-name="Source_20_Text">/api/check</text:span> – verificação das respostas do jogador</text:p>
        </text:list-item>
      </text:list>
      <text:p text:style-name="Text_20_body">Esta abordagem justifica-se por seguir práticas modernas de desenvolvimento web, utilizando <text:span text:style-name="Strong_20_Emphasis">HTTP</text:span> e <text:span text:style-name="Strong_20_Emphasis">JSON</text:span> como formato de troca de dados, permitindo independência tecnológica entre cliente e servidor.</text:p>
      <text:p text:style-name="P3"/>
      <text:h text:style-name="P8" text:outline-level="3">14.3 Gestão do Estado do Jogo no Frontend</text:h>
      <text:p text:style-name="Text_20_body">O JavaScript mantém variáveis de estado como <text:span text:style-name="Source_20_Text">saldo</text:span>, <text:span text:style-name="Source_20_Text">patamar</text:span>, <text:span text:style-name="Source_20_Text">questionIndex</text:span>, <text:span text:style-name="Source_20_Text">usedIds</text:span> e <text:span text:style-name="Source_20_Text">currentQuestion</text:span>. Esta decisão evita chamadas desnecessárias ao servidor e permite uma experiência de utilizador mais fluida, mantendo no cliente apenas o estado visual e temporal, enquanto o estado lógico permanece no Prolog.</text:p>
      <text:p text:style-name="P3"/>
      <text:h text:style-name="P8" text:outline-level="3">14.4 Temporizador por Pergunta</text:h>
      <text:p text:style-name="Text_20_body">A implementação do temporizador (<text:span text:style-name="Source_20_Text">setInterval</text:span>) introduz uma componente de pressão temporal, aproximando o jogo da versão real. Quando o tempo expira, é enviada uma resposta inválida ao Prolog, sendo corretamente interpretada como resposta errada. Esta decisão garante reutilização da lógica existente no backend, evitando duplicação de regras.</text:p>
      <text:p text:style-name="P3"/>
      <text:h text:style-name="P8" text:outline-level="3">14.5 Renderização Dinâmica da Interface</text:h>
      <text:p text:style-name="Text_20_body">As perguntas e opções são criadas dinamicamente através do DOM. Esta abordagem permite que o conteúdo seja totalmente controlado pelos dados recebidos do Prolog, garantindo consistência entre backend e frontend e evitando conteúdos estáticos rígidos.</text:p>
      <text:p text:style-name="P3"/>
      <text:h text:style-name="P8" text:outline-level="3">14.6 Atualização de Saldo e Patamares</text:h>
      <text:p text:style-name="Text_20_body">O frontend atualiza o saldo e o patamar após cada resposta correta, refletindo imediatamente o estado do jogo ao utilizador. A existência de patamares no frontend tem como objetivo apenas a apresentação visual, sendo coerente com as regras já implementadas no Prolog.</text:p>
      <text:p text:style-name="P3"/>
      <text:h text:style-name="P8" text:outline-level="3">14.7 Implementação das Ajudas (Lifelines)</text:h>
      <text:p text:style-name="Text_20_body">As ajudas (50/50, Ajuda do Público e Telefone) são implementadas exclusivamente em JavaScript. Esta decisão foi tomada por razões pedagógicas e de simplicidade, uma vez que estas funcionalidades não afetam a lógica central do jogo.</text:p>
      <text:list text:style-name="L6">
        <text:list-item>
          <text:p text:style-name="P11"><text:span text:style-name="Strong_20_Emphasis">50/50</text:span>: oculta duas opções incorretas</text:p>
        </text:list-item>
        <text:list-item>
          <text:p text:style-name="P11"><text:span text:style-name="Strong_20_Emphasis">Ajuda do Público</text:span>: apresenta percentagens simuladas</text:p>
        </text:list-item>
        <text:list-item>
          <text:p text:style-name="P11"><text:soft-page-break/><text:span text:style-name="Strong_20_Emphasis">Telefone</text:span>: sugere uma resposta com probabilidade controlada</text:p>
        </text:list-item>
      </text:list>
      <text:p text:style-name="Text_20_body">A gestão local destas ajudas reduz a complexidade do backend e mantém a inferência lógica concentrada no Prolog.</text:p>
      <text:p text:style-name="P3"/>
      <text:h text:style-name="P8" text:outline-level="3">14.8 Feedback Multimédia</text:h>
      <text:p text:style-name="Text_20_body">O uso de sons e efeitos visuais no JavaScript visa melhorar a experiência do utilizador. A reprodução de áudio é controlada no frontend para evitar dependência excessiva do servidor e reduzir latência.</text:p>
      <text:p text:style-name="P3"/>
      <text:h text:style-name="P8" text:outline-level="3">14.9 Controlo de Fluxo do Jogo</text:h>
      <text:p text:style-name="Text_20_body">O JavaScript controla transições entre perguntas, bloqueio de opções após resposta, fim de jogo e reinício. Estas decisões garantem que o Prolog é apenas consultado quando necessário, reforçando a eficiência do sistema distribuído.</text:p>
      <text:p text:style-name="P3"/>
      <text:h text:style-name="P2" text:outline-level="2">15. Justificação da Base de Conhecimento (<text:span text:style-name="Source_20_Text">perguntas.pl</text:span>)</text:h>
      <text:p text:style-name="Text_20_body">A base de conhecimento do sistema encontra-se definida no módulo <text:span text:style-name="Source_20_Text">perguntas</text:span>, sendo responsável por armazenar todas as perguntas utilizadas no jogo. Esta separação é fundamental do ponto de vista académico e estrutural, pois isola o <text:span text:style-name="Strong_20_Emphasis">conhecimento declarativo</text:span> da <text:span text:style-name="Strong_20_Emphasis">lógica procedimental</text:span>.</text:p>
      <text:h text:style-name="P8" text:outline-level="3">15.1 Definição do Módulo</text:h>
      <text:p text:style-name="P6"><text:span text:style-name="Source_20_Text">:- module(perguntas, [pergunta/6, todas_perguntas/1]).</text:span></text:p>
      <text:p text:style-name="Text_20_body">A utilização de um módulo dedicado permite:</text:p>
      <text:list text:style-name="L7">
        <text:list-item>
          <text:p text:style-name="P12">Encapsular a base de conhecimento</text:p>
        </text:list-item>
        <text:list-item>
          <text:p text:style-name="P12">Controlar explicitamente os predicados exportados</text:p>
        </text:list-item>
        <text:list-item>
          <text:p text:style-name="P12">Facilitar manutenção, extensão e reutilização do conhecimento</text:p>
        </text:list-item>
      </text:list>
      <text:p text:style-name="Text_20_body">São exportados apenas os predicados necessários ao funcionamento do sistema: <text:span text:style-name="Source_20_Text">pergunta/6</text:span> e <text:span text:style-name="Source_20_Text">todas_perguntas/1</text:span>.</text:p>
      <text:p text:style-name="P3"/>
      <text:h text:style-name="P8" text:outline-level="3">15.2 Estrutura do Predicado <text:span text:style-name="Source_20_Text">pergunta/6</text:span></text:h>
      <text:p text:style-name="Text_20_body">Cada pergunta é representada por um facto com a seguinte estrutura:</text:p>
      <text:p text:style-name="P6"><text:span text:style-name="Source_20_Text">pergunta(Id, Texto, Opcoes, RespostaCorreta, Nivel, Valor).</text:span></text:p>
      <text:p text:style-name="Text_20_body">Esta modelação foi escolhida por ser clara, extensível e semanticamente adequada:</text:p>
      <text:list text:style-name="L8">
        <text:list-item>
          <text:p text:style-name="P13"><text:span text:style-name="Strong_20_Emphasis">Id</text:span>: identificador único da pergunta</text:p>
        </text:list-item>
        <text:list-item>
          <text:p text:style-name="P13"><text:span text:style-name="Strong_20_Emphasis">Texto</text:span>: enunciado da pergunta</text:p>
        </text:list-item>
        <text:list-item>
          <text:p text:style-name="P13"><text:span text:style-name="Strong_20_Emphasis">Opcoes</text:span>: lista de pares letra–texto, facilitando a apresentação dinâmica</text:p>
        </text:list-item>
        <text:list-item>
          <text:p text:style-name="P13"><text:soft-page-break/><text:span text:style-name="Strong_20_Emphasis">RespostaCorreta</text:span>: letra correspondente à opção correta</text:p>
        </text:list-item>
        <text:list-item>
          <text:p text:style-name="P13"><text:span text:style-name="Strong_20_Emphasis">Nivel</text:span>: grau de dificuldade (1 a 5)</text:p>
        </text:list-item>
        <text:list-item>
          <text:p text:style-name="P13"><text:span text:style-name="Strong_20_Emphasis">Valor</text:span>: prémio monetário associado</text:p>
        </text:list-item>
      </text:list>
      <text:p text:style-name="Text_20_body">Esta representação segue o paradigma declarativo do Prolog, permitindo que o sistema raciocine sobre as perguntas sem necessidade de estruturas imperativas.</text:p>
      <text:p text:style-name="P3"/>
      <text:h text:style-name="P8" text:outline-level="3">15.3 Organização por Níveis de Dificuldade</text:h>
      <text:p text:style-name="Text_20_body">As perguntas estão organizadas por níveis crescentes de dificuldade, refletindo a progressão do jogo:</text:p>
      <text:list text:style-name="L9">
        <text:list-item>
          <text:p text:style-name="P14"><text:span text:style-name="Strong_20_Emphasis">Nível 1</text:span>: perguntas simples e introdutórias</text:p>
        </text:list-item>
        <text:list-item>
          <text:p text:style-name="P14"><text:span text:style-name="Strong_20_Emphasis">Nível 2 e 3</text:span>: conhecimento geral intermédio</text:p>
        </text:list-item>
        <text:list-item>
          <text:p text:style-name="P14"><text:span text:style-name="Strong_20_Emphasis">Nível 4</text:span>: questões de maior complexidade</text:p>
        </text:list-item>
        <text:list-item>
          <text:p text:style-name="P14"><text:span text:style-name="Strong_20_Emphasis">Nível 5</text:span>: pergunta final, de dificuldade elevada</text:p>
        </text:list-item>
      </text:list>
      <text:p text:style-name="Text_20_body">Esta organização permite ao motor do jogo selecionar perguntas adequadas à fase atual, garantindo coerência pedagógica e progressão lógica.</text:p>
      <text:p text:style-name="P3"/>
      <text:h text:style-name="P8" text:outline-level="3">15.4 Valores Associados às Perguntas</text:h>
      <text:p text:style-name="Text_20_body">Cada pergunta possui um valor monetário crescente. Esta decisão aproxima o jogo da versão original e reforça a motivação do utilizador. Do ponto de vista técnico, a inclusão do valor diretamente no facto evita cálculos adicionais e permite que o backend devolva imediatamente a informação necessária ao frontend.</text:p>
      <text:p text:style-name="P3"/>
      <text:h text:style-name="P8" text:outline-level="3">15.5 Predicado <text:span text:style-name="Source_20_Text">todas_perguntas/1</text:span></text:h>
      <text:p text:style-name="P6"><text:span text:style-name="Source_20_Text">todas_perguntas(Lista) :-</text:span></text:p>
      <text:p text:style-name="P6"><text:span text:style-name="Source_20_Text"><text:s text:c="4"/>findall(pergunta(Id,Texto,Opcoes,Correta,Nivel,Valor),</text:span></text:p>
      <text:p text:style-name="P6"><text:span text:style-name="Source_20_Text"><text:s text:c="12"/>pergunta(Id,Texto,Opcoes,Correta,Nivel,Valor),</text:span></text:p>
      <text:p text:style-name="P6"><text:span text:style-name="Source_20_Text"><text:s text:c="12"/>Lista).</text:span></text:p>
      <text:p text:style-name="Text_20_body">Este predicado permite obter a totalidade das perguntas definidas na base de conhecimento. A sua existência justifica-se por:</text:p>
      <text:list text:style-name="L10">
        <text:list-item>
          <text:p text:style-name="P15">Facilitar testes e validações</text:p>
        </text:list-item>
        <text:list-item>
          <text:p text:style-name="P15">Permitir futuras extensões (estatísticas, exportação, análise)</text:p>
        </text:list-item>
        <text:list-item>
          <text:p text:style-name="P15">Fornecer uma interface declarativa para acesso global ao conhecimento</text:p>
        </text:list-item>
      </text:list>
      <text:p text:style-name="P3"/>
      <text:h text:style-name="P8" text:outline-level="3">15.6 Justificação Académica da Abordagem</text:h>
      <text:p text:style-name="Text_20_body">A utilização de factos estáticos para representar conhecimento é uma das características fundamentais do Prolog. Esta base de conhecimento demonstra claramente:</text:p>
      <text:list text:style-name="L11">
        <text:list-item>
          <text:p text:style-name="P16"><text:soft-page-break/>Separação entre conhecimento e inferência</text:p>
        </text:list-item>
        <text:list-item>
          <text:p text:style-name="P16">Clareza semântica</text:p>
        </text:list-item>
        <text:list-item>
          <text:p text:style-name="P16">Facilidade de extensão (novas perguntas podem ser adicionadas sem alterar o código do jogo)</text:p>
        </text:list-item>
      </text:list>
      <text:p text:style-name="Text_20_body">Esta abordagem reforça o caráter académico do projeto, evidenciando boas práticas em programação lógica.</text:p>
      <text:p text:style-name="P3"/>
      <text:h text:style-name="P2" text:outline-level="2">16. Conclusão Final</text:h>
      <text:p text:style-name="Text_20_body">O presente trabalho, desenvolvido no contexto de um <text:span text:style-name="Strong_20_Emphasis">curso de Mestrado</text:span>, demonstra uma aplicação sólida e rigorosa da programação lógica em Prolog, integrada numa arquitetura moderna cliente–servidor com interface web em JavaScript.</text:p>
      <text:p text:style-name="Text_20_body">A solução apresentada evidencia uma clara separação entre <text:span text:style-name="Strong_20_Emphasis">base de conhecimento</text:span>, <text:span text:style-name="Strong_20_Emphasis">motor de inferência</text:span> e <text:span text:style-name="Strong_20_Emphasis">camada de apresentação</text:span>, respeitando princípios fundamentais de engenharia de software e de sistemas baseados em conhecimento. O uso de inferência lógica formal (Modus Ponens e Modus Tollens), bem como a discussão explícita de uma falácia lógica intencional, reforçam o caráter académico e crítico do trabalho.</text:p>
      <text:p text:style-name="Text_20_body">A integração com tecnologias web atuais, através de uma API REST em Prolog e de um frontend JavaScript assíncrono, demonstra que linguagens declarativas podem coexistir eficazmente com paradigmas imperativos, sem perda de correção lógica ou clareza estrutural.</text:p>
      <text:p text:style-name="Text_20_body">Em síntese, o projeto cumpre integralmente os objetivos definidos para um trabalho de nível de mestrado, evidenciando domínio técnico, maturidade conceptual e capacidade de integração entre teoria e prática, constituindo um exemplo robusto da aplicabilidade do Prolog em sistemas interativos contemporâneos.</text:p>
      <text:p text:style-name="Text_20_body">O presente trabalho apresentou o desenvolvimento completo de um jogo do tipo <text:span text:style-name="Emphasis">Quem Quer Ser Milionário</text:span>, integrando programação lógica em Prolog com uma interface web moderna em JavaScript.</text:p>
      <text:p text:style-name="Text_20_body">A solução final destaca-se pela clara separação entre base de conhecimento, motor de inferência e camada de apresentação, demonstrando a aplicabilidade do Prolog em sistemas interativos e distribuídos.</text:p>
      <text:p text:style-name="Text_20_body">Todas as componentes do sistema — Prolog, JavaScript e base de conhecimento — foram devidamente justificadas do ponto de vista técnico e académico, cumprindo integralmente os objetivos propostos para este trabalho.</text:p>
      <text:p text:style-name="Text_20_body">A integração entre JavaScript e Prolog demonstra uma abordagem híbrida eficaz, combinando uma interface web moderna com um motor lógico declarativo. O JavaScript atua como camada de apresentação e controlo de interação, enquanto o Prolog assegura a correção lógica e a validade das regras do jogo.</text:p>
      <text:p text:style-name="Text_20_body">Esta separação clara de responsabilidades reforça a robustez, escalabilidade e valor académico do projeto, demonstrando a viabilidade do Prolog em arquiteturas modernas cliente–servidor.</text:p>
      <text:p text:style-name="Text_20_body"><text:soft-page-break/>Este trabalho evidencia uma abordagem completa e fundamentada à programação lógica em Prolog. Todas as decisões de implementação foram tomadas com base em princípios académicos, privilegiando clareza, modularidade e correção lógica.</text:p>
      <text:p text:style-name="Text_20_body">A solução desenvolvida demonstra que o Prolog é adequado não apenas para exemplos teóricos, mas também para o desenvolvimento de sistemas interativos e distribuídos, cumprindo plenamente os objetivos propostos.</text:p>
      <text:p text:style-name="Text_20_body">Este trabalho demonstra que o Prolog é uma linguagem poderosa não apenas para fins teóricos, mas também para aplicações práticas modernas. A integração entre lógica formal, programação declarativa, interfaces interativas e serviços web evidencia a versatilidade da linguagem.</text:p>
      <text:p text:style-name="Text_20_body">O projeto cumpre os objetivos propostos, servindo como um exemplo completo de aplicação académica de programação lógica.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0T17:44:31.749272600</meta:creation-date>
    <dc:date>2025-12-20T17:53:41.211056300</dc:date>
    <meta:editing-duration>PT9M10S</meta:editing-duration>
    <meta:editing-cycles>1</meta:editing-cycles>
    <meta:document-statistic meta:table-count="0" meta:image-count="0" meta:object-count="0" meta:page-count="10" meta:paragraph-count="182" meta:word-count="2496" meta:character-count="17574" meta:non-whitespace-character-count="15279"/>
    <meta:generator>LibreOffice/25.8.3.2$Windows_X86_64 LibreOffice_project/8ca8d55c161d602844f5428fa4b58097424e324e</meta:generator>
  </office:meta>
</office:document-meta>
</file>